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89in" style:rel-column-width="23080*"/>
    </style:style>
    <style:style style:name="Table1.B" style:family="table-column">
      <style:table-column-properties style:column-width="4.4861in" style:rel-column-width="42455*"/>
    </style:style>
    <style:style style:name="Table1.A1" style:family="table-cell">
      <style:table-cell-properties fo:padding="0in" fo:border="none"/>
    </style:style>
    <style:style style:name="P1" style:family="paragraph" style:parent-style-name="Table_20_Contents">
      <style:text-properties fo:font-size="13pt" officeooo:rsid="0017650d" officeooo:paragraph-rsid="00259f4d" style:font-size-asian="13pt" style:font-size-complex="13pt"/>
    </style:style>
    <style:style style:name="P2" style:family="paragraph" style:parent-style-name="Standard">
      <style:text-properties fo:font-size="14pt" fo:font-weight="bold" officeooo:rsid="00429685" officeooo:paragraph-rsid="00429685" style:font-size-asian="14pt" style:font-weight-asian="bold" style:font-size-complex="14pt" style:font-weight-complex="bold"/>
    </style:style>
    <style:style style:name="P3" style:family="paragraph" style:parent-style-name="Standard">
      <style:text-properties fo:font-size="14pt" fo:font-weight="bold" officeooo:rsid="00429685" officeooo:paragraph-rsid="017247d5" style:font-size-asian="14pt" style:font-weight-asian="bold" style:font-size-complex="14pt" style:font-weight-complex="bold"/>
    </style:style>
    <style:style style:name="P4" style:family="paragraph" style:parent-style-name="Standard">
      <style:text-properties fo:font-size="14pt" fo:font-weight="bold" officeooo:rsid="00330a50" officeooo:paragraph-rsid="00330a50" style:font-size-asian="14pt" style:font-weight-asian="bold" style:font-size-complex="14pt" style:font-weight-complex="bold"/>
    </style:style>
    <style:style style:name="P5" style:family="paragraph" style:parent-style-name="Standard">
      <style:text-properties fo:font-size="14pt" fo:font-weight="bold" officeooo:rsid="00330a50" officeooo:paragraph-rsid="002ff161" style:font-size-asian="14pt" style:font-weight-asian="bold" style:font-size-complex="14pt" style:font-weight-complex="bold"/>
    </style:style>
    <style:style style:name="P6" style:family="paragraph" style:parent-style-name="Standard">
      <style:text-properties fo:font-size="14pt" fo:font-weight="bold" officeooo:rsid="01223f5e" officeooo:paragraph-rsid="015a193e" style:font-size-asian="14pt" style:font-weight-asian="bold" style:font-size-complex="14pt" style:font-weight-complex="bold"/>
    </style:style>
    <style:style style:name="P7" style:family="paragraph" style:parent-style-name="Standard">
      <style:text-properties fo:font-size="14pt" fo:font-weight="bold" officeooo:rsid="017247d5" officeooo:paragraph-rsid="017247d5" style:font-size-asian="14pt" style:font-weight-asian="bold" style:font-size-complex="14pt" style:font-weight-complex="bold"/>
    </style:style>
    <style:style style:name="P8" style:family="paragraph" style:parent-style-name="Standard">
      <style:paragraph-properties fo:break-before="page"/>
      <style:text-properties fo:font-size="14pt" fo:font-weight="bold" officeooo:rsid="017247d5" officeooo:paragraph-rsid="017247d5" style:font-size-asian="14pt" style:font-weight-asian="bold" style:font-size-complex="14pt" style:font-weight-complex="bold"/>
    </style:style>
    <style:style style:name="P9" style:family="paragraph" style:parent-style-name="Standard">
      <style:text-properties fo:font-size="14pt" fo:font-weight="bold" officeooo:rsid="017268fd" officeooo:paragraph-rsid="017268fd" style:font-size-asian="14pt" style:font-weight-asian="bold" style:font-size-complex="14pt" style:font-weight-complex="bold"/>
    </style:style>
    <style:style style:name="P10" style:family="paragraph" style:parent-style-name="Standard">
      <style:text-properties fo:font-size="14pt" fo:font-weight="bold" officeooo:rsid="01746e50" officeooo:paragraph-rsid="01746e50" style:font-size-asian="14pt" style:font-weight-asian="bold" style:font-size-complex="14pt" style:font-weight-complex="bold"/>
    </style:style>
    <style:style style:name="P11" style:family="paragraph" style:parent-style-name="Standard">
      <style:text-properties fo:font-size="14pt" fo:font-weight="bold" officeooo:rsid="01746e50" officeooo:paragraph-rsid="01751d40" style:font-size-asian="14pt" style:font-weight-asian="bold" style:font-size-complex="14pt" style:font-weight-complex="bold"/>
    </style:style>
    <style:style style:name="P12" style:family="paragraph" style:parent-style-name="Standard">
      <style:text-properties fo:font-size="14pt" fo:font-weight="bold" officeooo:rsid="0176c7df" officeooo:paragraph-rsid="0176c7df" style:font-size-asian="14pt" style:font-weight-asian="bold" style:font-size-complex="14pt" style:font-weight-complex="bold"/>
    </style:style>
    <style:style style:name="P13" style:family="paragraph" style:parent-style-name="Standard">
      <style:text-properties officeooo:paragraph-rsid="00259f4d"/>
    </style:style>
    <style:style style:name="P14" style:family="paragraph" style:parent-style-name="Standard">
      <style:text-properties fo:font-size="12pt" fo:font-weight="normal" officeooo:rsid="0062379f" officeooo:paragraph-rsid="00f01eef" style:font-size-asian="10.5pt" style:font-weight-asian="normal" style:font-size-complex="12pt" style:font-weight-complex="normal"/>
    </style:style>
    <style:style style:name="P15" style:family="paragraph" style:parent-style-name="Standard">
      <style:text-properties fo:font-size="12pt" fo:font-weight="normal" officeooo:rsid="0178bedb" officeooo:paragraph-rsid="0178bedb" style:font-size-asian="10.5pt" style:font-weight-asian="normal" style:font-size-complex="12pt" style:font-weight-complex="normal"/>
    </style:style>
    <style:style style:name="P16" style:family="paragraph" style:parent-style-name="Standard">
      <style:text-properties fo:font-size="12pt" fo:font-weight="normal" officeooo:rsid="00413c0f" officeooo:paragraph-rsid="0178bedb" style:font-size-asian="10.5pt" style:font-weight-asian="normal" style:font-size-complex="12pt" style:font-weight-complex="normal"/>
    </style:style>
    <style:style style:name="P17" style:family="paragraph" style:parent-style-name="Standard">
      <style:text-properties fo:font-size="12pt" fo:font-weight="normal" officeooo:rsid="0035cdcb" officeooo:paragraph-rsid="0178bedb" style:font-size-asian="10.5pt" style:font-weight-asian="normal" style:font-size-complex="12pt" style:font-weight-complex="normal"/>
    </style:style>
    <style:style style:name="P18" style:family="paragraph" style:parent-style-name="Standard">
      <style:text-properties fo:font-size="12pt" fo:font-weight="normal" officeooo:rsid="016ac5d7" officeooo:paragraph-rsid="015a193e" style:font-size-asian="14pt" style:font-weight-asian="normal" style:font-size-complex="14pt" style:font-weight-complex="normal"/>
    </style:style>
    <style:style style:name="P19" style:family="paragraph" style:parent-style-name="Standard">
      <style:text-properties fo:font-size="12pt" fo:font-weight="normal" officeooo:rsid="00429685" officeooo:paragraph-rsid="01746e50" style:font-size-asian="12pt" style:font-weight-asian="normal" style:font-size-complex="12pt" style:font-weight-complex="normal"/>
    </style:style>
    <style:style style:name="P20" style:family="paragraph" style:parent-style-name="Table_20_Contents">
      <style:paragraph-properties fo:text-align="end" style:justify-single-word="false"/>
      <style:text-properties fo:font-size="12pt" officeooo:rsid="0170a7e8" officeooo:paragraph-rsid="0170a7e8" style:font-size-asian="12pt" style:font-size-complex="12pt"/>
    </style:style>
    <style:style style:name="P21" style:family="paragraph" style:parent-style-name="Standard">
      <style:text-properties fo:font-size="12pt" officeooo:rsid="016ac5d7" officeooo:paragraph-rsid="015a193e"/>
    </style:style>
    <style:style style:name="P22" style:family="paragraph" style:parent-style-name="Standard">
      <style:text-properties fo:font-size="12pt" officeooo:rsid="0170a7e8" officeooo:paragraph-rsid="0170a7e8"/>
    </style:style>
    <style:style style:name="P23" style:family="paragraph" style:parent-style-name="Standard">
      <style:text-properties fo:font-size="10pt" fo:font-weight="bold" officeooo:rsid="00429685" officeooo:paragraph-rsid="00429685" style:font-size-asian="8.75pt" style:font-weight-asian="bold" style:font-size-complex="10pt" style:font-weight-complex="bold"/>
    </style:style>
    <style:style style:name="P24" style:family="paragraph" style:parent-style-name="Table_20_Contents">
      <style:paragraph-properties fo:text-align="end" style:justify-single-word="false"/>
      <style:text-properties fo:font-size="8pt" officeooo:rsid="0109facf" officeooo:paragraph-rsid="0109facf" style:font-size-asian="12.25pt" style:font-size-complex="14pt"/>
    </style:style>
    <style:style style:name="P25" style:family="paragraph" style:parent-style-name="Standard">
      <style:text-properties fo:font-size="8pt" officeooo:rsid="004139c1" officeooo:paragraph-rsid="015a193e"/>
    </style:style>
    <style:style style:name="P26" style:family="paragraph" style:parent-style-name="Standard">
      <style:text-properties officeooo:rsid="004139c1" officeooo:paragraph-rsid="0122286f"/>
    </style:style>
    <style:style style:name="P27" style:family="paragraph" style:parent-style-name="Table_20_Contents">
      <style:text-properties officeooo:rsid="0170a7e8" officeooo:paragraph-rsid="0170a7e8"/>
    </style:style>
    <style:style style:name="P28" style:family="paragraph" style:parent-style-name="Standard">
      <style:text-properties officeooo:rsid="004d8be1" officeooo:paragraph-rsid="00a3908f"/>
    </style:style>
    <style:style style:name="P29" style:family="paragraph" style:parent-style-name="Standard" style:list-style-name="L1">
      <style:text-properties fo:font-size="12pt" fo:font-weight="normal" officeooo:rsid="016ac5d7" officeooo:paragraph-rsid="015a193e" style:font-size-asian="14pt" style:font-weight-asian="normal" style:font-size-complex="14pt" style:font-weight-complex="normal"/>
    </style:style>
    <style:style style:name="P30" style:family="paragraph" style:parent-style-name="Standard" style:list-style-name="L1">
      <style:text-properties fo:font-size="12pt" fo:font-weight="normal" officeooo:rsid="0170a7e8" officeooo:paragraph-rsid="0170a7e8" style:font-size-asian="14pt" style:font-weight-asian="normal" style:font-size-complex="14pt" style:font-weight-complex="normal"/>
    </style:style>
    <style:style style:name="P31" style:family="paragraph" style:parent-style-name="Standard">
      <style:text-properties fo:font-size="12pt" fo:font-weight="normal" officeooo:rsid="0170a7e8" officeooo:paragraph-rsid="0170a7e8" style:font-size-asian="14pt" style:font-weight-asian="normal" style:font-size-complex="14pt" style:font-weight-complex="normal"/>
    </style:style>
    <style:style style:name="P32" style:family="paragraph" style:parent-style-name="Standard" style:list-style-name="L1">
      <style:text-properties fo:font-size="12pt" fo:font-weight="normal" officeooo:rsid="01751d40" officeooo:paragraph-rsid="01751d40" style:font-size-asian="14pt" style:font-weight-asian="normal" style:font-size-complex="14pt" style:font-weight-complex="normal"/>
    </style:style>
    <style:style style:name="P33" style:family="paragraph" style:parent-style-name="Standard" style:list-style-name="L1">
      <style:text-properties fo:font-size="12pt" fo:font-weight="normal" officeooo:rsid="0176fa3d" officeooo:paragraph-rsid="0176fa3d" style:font-size-asian="14pt" style:font-weight-asian="normal" style:font-size-complex="14pt" style:font-weight-complex="normal"/>
    </style:style>
    <style:style style:name="P34" style:family="paragraph" style:parent-style-name="Standard" style:list-style-name="L3">
      <style:text-properties fo:font-size="12pt" fo:font-weight="normal" officeooo:rsid="01746e50" officeooo:paragraph-rsid="01746e50" style:font-size-asian="12pt" style:font-weight-asian="normal" style:font-size-complex="12pt" style:font-weight-complex="normal"/>
    </style:style>
    <style:style style:name="P35" style:family="paragraph" style:parent-style-name="Standard">
      <style:text-properties fo:font-size="12pt" fo:font-weight="normal" officeooo:rsid="01650ec5" officeooo:paragraph-rsid="01650ec5" style:font-size-asian="10.5pt" style:font-weight-asian="normal" style:font-size-complex="12pt" style:font-weight-complex="normal"/>
    </style:style>
    <style:style style:name="P36" style:family="paragraph" style:parent-style-name="Standard">
      <style:text-properties fo:font-size="12pt" fo:font-weight="normal" officeooo:rsid="017268fd" officeooo:paragraph-rsid="017268fd" style:font-size-asian="10.5pt" style:font-weight-asian="normal" style:font-size-complex="12pt" style:font-weight-complex="normal"/>
    </style:style>
    <style:style style:name="P37" style:family="paragraph" style:parent-style-name="Standard" style:list-style-name="L4">
      <style:text-properties fo:font-size="12pt" fo:font-weight="normal" officeooo:rsid="01751d40" officeooo:paragraph-rsid="01751d40" style:font-size-asian="10.5pt" style:font-weight-asian="normal" style:font-size-complex="12pt" style:font-weight-complex="normal"/>
    </style:style>
    <style:style style:name="P38" style:family="paragraph" style:parent-style-name="Standard" style:list-style-name="L4">
      <style:text-properties fo:font-size="12pt" fo:font-weight="normal" officeooo:rsid="0176c7df" officeooo:paragraph-rsid="0176fa3d" style:font-size-asian="10.5pt" style:font-weight-asian="normal" style:font-size-complex="12pt" style:font-weight-complex="normal"/>
    </style:style>
    <style:style style:name="P39" style:family="paragraph" style:parent-style-name="Standard" style:list-style-name="L4">
      <style:text-properties fo:font-size="12pt" fo:font-weight="normal" officeooo:rsid="0176c7df" officeooo:paragraph-rsid="0176c7df" style:font-size-asian="10.5pt" style:font-weight-asian="normal" style:font-size-complex="12pt" style:font-weight-complex="normal"/>
    </style:style>
    <style:style style:name="P40" style:family="paragraph" style:parent-style-name="Standard">
      <style:text-properties fo:font-size="12pt" fo:font-weight="normal" officeooo:rsid="0178bedb" officeooo:paragraph-rsid="0178bedb" style:font-size-asian="10.5pt" style:font-weight-asian="normal" style:font-size-complex="12pt" style:font-weight-complex="normal"/>
    </style:style>
    <style:style style:name="P41" style:family="paragraph" style:parent-style-name="Standard">
      <style:text-properties fo:font-size="12pt" fo:font-weight="normal" officeooo:rsid="017b6274" officeooo:paragraph-rsid="017b6274" style:font-size-asian="10.5pt" style:font-weight-asian="normal" style:font-size-complex="12pt" style:font-weight-complex="normal"/>
    </style:style>
    <style:style style:name="P42" style:family="paragraph" style:parent-style-name="Standard" style:list-style-name="L2">
      <style:text-properties officeooo:rsid="01711e22" officeooo:paragraph-rsid="01711e22"/>
    </style:style>
    <style:style style:name="P43" style:family="paragraph" style:parent-style-name="Standard" style:list-style-name="L2">
      <style:text-properties officeooo:rsid="0170a7e8" officeooo:paragraph-rsid="0170a7e8"/>
    </style:style>
    <style:style style:name="P44" style:family="paragraph" style:parent-style-name="Standard" style:list-style-name="L2">
      <style:text-properties officeooo:rsid="017247d5" officeooo:paragraph-rsid="017247d5"/>
    </style:style>
    <style:style style:name="P45" style:family="paragraph" style:parent-style-name="Standard" style:list-style-name="L2">
      <style:text-properties officeooo:rsid="017268fd" officeooo:paragraph-rsid="017268fd"/>
    </style:style>
    <style:style style:name="P46" style:family="paragraph" style:parent-style-name="Standard" style:list-style-name="L4">
      <style:text-properties fo:font-size="14pt" fo:font-weight="bold" officeooo:rsid="01751d40" officeooo:paragraph-rsid="0176fa3d" style:font-size-asian="14pt" style:font-weight-asian="bold" style:font-size-complex="14pt" style:font-weight-complex="bold"/>
    </style:style>
    <style:style style:name="P47" style:family="paragraph" style:parent-style-name="Standard" style:list-style-name="L4">
      <style:text-properties fo:font-size="14pt" fo:font-weight="bold" officeooo:rsid="0176c7df" officeooo:paragraph-rsid="0176c7df" style:font-size-asian="14pt" style:font-weight-asian="bold" style:font-size-complex="14pt" style:font-weight-complex="bold"/>
    </style:style>
    <style:style style:name="P48" style:family="paragraph" style:parent-style-name="Standard">
      <style:text-properties fo:font-size="14pt" fo:font-weight="bold" officeooo:rsid="017247d5" officeooo:paragraph-rsid="01650ec5" style:font-size-asian="14pt" style:font-weight-asian="bold" style:font-size-complex="14pt" style:font-weight-complex="bold"/>
    </style:style>
    <style:style style:name="T1" style:family="text">
      <style:text-properties officeooo:rsid="0043803e"/>
    </style:style>
    <style:style style:name="T2" style:family="text">
      <style:text-properties officeooo:rsid="004e8267"/>
    </style:style>
    <style:style style:name="T3" style:family="text">
      <style:text-properties officeooo:rsid="00855642"/>
    </style:style>
    <style:style style:name="T4" style:family="text">
      <style:text-properties officeooo:rsid="004da4d4"/>
    </style:style>
    <style:style style:name="T5" style:family="text">
      <style:text-properties officeooo:rsid="00f01eef"/>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17268fd" style:font-size-asian="10.5pt" style:font-weight-asian="normal" style:font-size-complex="12pt" style:font-weight-complex="normal"/>
    </style:style>
    <style:style style:name="T8" style:family="text">
      <style:text-properties fo:font-size="12pt" fo:font-weight="normal" officeooo:rsid="0176c7df" style:font-size-asian="10.5pt" style:font-weight-asian="normal" style:font-size-complex="12pt" style:font-weight-complex="normal"/>
    </style:style>
    <style:style style:name="T9" style:family="text">
      <style:text-properties fo:font-size="12pt" fo:font-weight="normal" officeooo:rsid="017706a4" style:font-size-asian="10.5pt" style:font-weight-asian="normal" style:font-size-complex="12pt" style:font-weight-complex="normal"/>
    </style:style>
    <style:style style:name="T10" style:family="text">
      <style:text-properties officeooo:rsid="0163cc0b"/>
    </style:style>
    <style:style style:name="T11" style:family="text">
      <style:text-properties officeooo:rsid="0170a7e8"/>
    </style:style>
    <style:style style:name="T12" style:family="text">
      <style:text-properties fo:font-weight="normal" style:font-size-asian="14pt" style:font-weight-asian="normal" style:font-size-complex="14pt" style:font-weight-complex="normal"/>
    </style:style>
    <style:style style:name="T13" style:family="text">
      <style:text-properties fo:font-weight="normal" officeooo:rsid="01711e22" style:font-size-asian="14pt" style:font-weight-asian="normal" style:font-size-complex="14pt" style:font-weight-complex="normal"/>
    </style:style>
    <style:style style:name="T14" style:family="text">
      <style:text-properties officeooo:rsid="01711e22"/>
    </style:style>
    <style:style style:name="T15" style:family="text">
      <style:text-properties fo:font-style="italic" fo:font-weight="normal" officeooo:rsid="01711e22" style:font-size-asian="14pt" style:font-style-asian="italic" style:font-weight-asian="normal" style:font-size-complex="14pt" style:font-style-complex="italic" style:font-weight-complex="normal"/>
    </style:style>
    <style:style style:name="T16" style:family="text">
      <style:text-properties style:font-name="Consolas"/>
    </style:style>
    <style:style style:name="T17" style:family="text">
      <style:text-properties officeooo:rsid="017383fa"/>
    </style:style>
    <style:style style:name="T18" style:family="text">
      <style:text-properties officeooo:rsid="017418ef"/>
    </style:style>
    <style:style style:name="T19" style:family="text">
      <style:text-properties officeooo:rsid="0178bedb"/>
    </style:style>
    <style:style style:name="T20" style:family="text">
      <style:text-properties fo:font-weight="bold" style:font-weight-asian="bold" style:font-weight-complex="bold"/>
    </style:style>
    <style:style style:name="T21" style:family="text">
      <style:text-properties fo:font-weight="bold" officeooo:rsid="0178bedb"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officeooo:rsid="0036388e"/>
    </style:style>
    <style:style style:name="T24" style:family="text">
      <style:text-properties officeooo:rsid="0062379f"/>
    </style:style>
    <style:style style:name="T25" style:family="text">
      <style:text-properties officeooo:rsid="017b6274"/>
    </style:style>
    <style:style style:name="T26" style:family="text">
      <style:text-properties officeooo:rsid="017c15e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27">CP132</text:p>
          </table:table-cell>
          <table:table-cell table:style-name="Table1.A1" office:value-type="string">
            <text:p text:style-name="P20">Final Project</text:p>
          </table:table-cell>
        </table:table-row>
        <table:table-row>
          <table:table-cell table:style-name="Table1.A1" office:value-type="string">
            <text:p text:style-name="P1">Score: ______/<text:span text:style-name="T26">200</text:span></text:p>
          </table:table-cell>
          <table:table-cell table:style-name="Table1.A1" office:value-type="string">
            <text:p text:style-name="P24">v1.<text:span text:style-name="T25">1</text:span></text:p>
          </table:table-cell>
        </table:table-row>
      </table:table>
      <text:p text:style-name="P13"/>
      <text:p text:style-name="P28">Link to <text:span text:style-name="T4">assignment: </text:span><text:a xlink:type="simple" xlink:href="https://classroom.github.com/a/ktvLu7Cm" text:style-name="Internet_20_link" text:visited-style-name="Visited_20_Internet_20_Link"><text:span text:style-name="T4">https://classroom.github.com/a/ktvLu7Cm</text:span></text:a></text:p>
      <text:p text:style-name="P5"/>
      <text:p text:style-name="P4">Specifications</text:p>
      <text:p text:style-name="P18"/>
      <text:p text:style-name="P18">Create the logic for the dice game Pig, in which a player can compete with <text:span text:style-name="T11">another player</text:span>. The object of the game is to be the first to score 100 points. The user and computer take turns “rolling” a pair of <text:span text:style-name="T25">six-sided </text:span>dice following these rules:</text:p>
      <text:p text:style-name="P18"/>
      <text:list text:style-name="L1">
        <text:list-item>
          <text:p text:style-name="P29">On a turn, each player rolls two dice. If no 1 appears, the dice values are added to a running total for the turn, and the player can choose whether to roll again or pass the turn to the other player. When a player passes, the accumulated turn total is added to the player’s game total.</text:p>
        </text:list-item>
      </text:list>
      <text:p text:style-name="P21"><text:span text:style-name="T12"/></text:p>
      <text:list text:continue-numbering="true" text:style-name="L1">
        <text:list-item>
          <text:p text:style-name="P30">Add 2 points for each turn the player did not pass (excluding the current turn) to the running total for the current turn.</text:p>
        </text:list-item>
      </text:list>
      <text:p text:style-name="P22"><text:span text:style-name="T12"/></text:p>
      <text:list text:continue-numbering="true" text:style-name="L1">
        <text:list-item>
          <text:p text:style-name="P32">If the same number appears on both die, add 10 points to the total or the sum of the dice values if the sum of the dice values exceeds 10.</text:p>
        </text:list-item>
      </text:list>
      <text:p text:style-name="P22"><text:span text:style-name="T12"/></text:p>
      <text:list text:continue-numbering="true" text:style-name="L1">
        <text:list-item>
          <text:p text:style-name="P30">If a 1 appears on one of the dice, the player’s turn total becomes 0; in other words, nothing more is added to the player’s game total for that turn, and it becomes the other player’s turn.</text:p>
        </text:list-item>
      </text:list>
      <text:p text:style-name="P22"><text:span text:style-name="T12"/></text:p>
      <text:list text:continue-numbering="true" text:style-name="L1">
        <text:list-item>
          <text:p text:style-name="P30">If a 1 appears on both of the dice, not only is the player’s turn over, but also the player’s entire accumulated total is reset to 0.</text:p>
        </text:list-item>
      </text:list>
      <text:p text:style-name="P22"><text:span text:style-name="T12"/></text:p>
      <text:p text:style-name="P31">When starting the game, the user should have the option to play against the computer or another player. If the user decides to play against the computer, then use the following rule:</text:p>
      <text:p text:style-name="P22"><text:span text:style-name="T12"/></text:p>
      <text:list text:continue-numbering="true" text:style-name="L1">
        <text:list-item>
          <text:p text:style-name="P33">The same logic as described above applies for computer opponents.</text:p>
        </text:list-item>
      </text:list>
      <text:p text:style-name="P22"><text:span text:style-name="T12"/></text:p>
      <text:list text:continue-numbering="true" text:style-name="L1">
        <text:list-item>
          <text:p text:style-name="P30">When the computer does not roll a 1 and can choose whether to roll again, generate a random value from 1 to 2. The computer then will decide to continue when the value is 1 and decide to pass the turn to the player when the value is 2.</text:p>
        </text:list-item>
      </text:list>
      <text:p text:style-name="P22"><text:span text:style-name="T12"/></text:p>
      <text:list text:continue-numbering="true" text:style-name="L1">
        <text:list-item>
          <text:p text:style-name="P30">Put a one second delay between outputs for the computer.</text:p>
        </text:list-item>
      </text:list>
      <text:p text:style-name="P22"><text:span text:style-name="T12"/></text:p>
      <text:p text:style-name="P22"><text:span text:style-name="T12">Create a flowchart and pseudocode for the logic. These will be due before the code.</text:span><text:span text:style-name="T13"> After creating the pseudocode and flowchart, translate them to an </text:span><text:span text:style-name="T15">equivalent</text:span><text:span text:style-name="T13"> working Java program. By equivalent, I mean that your code should have the same steps as your pseudocode and flowchart, with the exception of Java-specific instructions, such as creating a Scanner for input.</text:span></text:p>
      <text:p text:style-name="P21"><text:span text:style-name="T12"/></text:p>
      <text:p text:style-name="P6">Constraints</text:p>
      <text:p text:style-name="P25"/>
      <text:list text:style-name="L2">
        <text:list-item>
          <text:p text:style-name="P42">You can up to <text:span text:style-name="T18">three</text:span> global variables. All other variables should be local.</text:p>
        </text:list-item>
        <text:list-item>
          <text:p text:style-name="P43">The dice must be represented by an array of integers.</text:p>
          <text:list>
            <text:list-item>
              <text:p text:style-name="P43"><text:soft-page-break/>If we have not gone over integers yet, you can use two integer variables until we go over arrays.</text:p>
            </text:list-item>
          </text:list>
        </text:list-item>
        <text:list-item>
          <text:p text:style-name="P44">Utilize good modularization practices.</text:p>
        </text:list-item>
        <text:list-item>
          <text:p text:style-name="P42">The instructions in a method should be cohesive. All instructions work together to achieve one goal.</text:p>
        </text:list-item>
        <text:list-item>
          <text:p text:style-name="P42">There must be input validation.</text:p>
        </text:list-item>
        <text:list-item>
          <text:p text:style-name="P42">Do not use magic numbers, use constant variables.</text:p>
        </text:list-item>
        <text:list-item>
          <text:p text:style-name="P42">Pseudocode and flowcharts must not have language-specific instructions. Remember that pseudocode and flowcharts are intended to be language-independent.</text:p>
        </text:list-item>
        <text:list-item>
          <text:p text:style-name="P44">Do not have variables in your pseudocode or flowcharts that are unused. Remove unused variables before submitting.</text:p>
        </text:list-item>
        <text:list-item>
          <text:p text:style-name="P45">Your flowchart must be structured.</text:p>
        </text:list-item>
        <text:list-item>
          <text:p text:style-name="P45">Modules in your flowchart and pseudocode must have headers with a return type and parameter list, even if it is empty. The return keyword must be used for both your flowchart and module.</text:p>
          <text:list>
            <text:list-item>
              <text:p text:style-name="P45">Ex: <text:span text:style-name="T16">num sum(num op1, num op2)</text:span> or <text:span text:style-name="T16">void printInstructions()</text:span></text:p>
            </text:list-item>
          </text:list>
        </text:list-item>
        <text:list-item>
          <text:p text:style-name="P44">Follow the standard Java naming conventions.</text:p>
        </text:list-item>
        <text:list-item>
          <text:p text:style-name="P44">Your code should look clean. Avoid excessive empty lines, ensure braces are aligned properly, etc. <text:span text:style-name="T17">Use comments to document code you feel is difficult to understand at a glance.</text:span></text:p>
        </text:list-item>
      </text:list>
      <text:p text:style-name="P26"/>
      <text:p text:style-name="P10">Extra Credit</text:p>
      <text:p text:style-name="P19"/>
      <text:list text:style-name="L3">
        <text:list-item>
          <text:p text:style-name="P34">(3 pts) Use one or no global variables. This should not be at the sacrifice of the cleanliness of your code.</text:p>
        </text:list-item>
        <text:list-item>
          <text:p text:style-name="P34">(2 pts) When a game ends, ask the user if they would like to play again. If the user indicates they want to play again, start a new game.</text:p>
        </text:list-item>
        <text:list-item>
          <text:p text:style-name="P34">(2 pts) Allow the user to have a username. If it is a game against two human players, allow both players to have their own usernames. Usernames should be entered by the user.</text:p>
        </text:list-item>
      </text:list>
      <text:p text:style-name="P26"/>
      <text:p text:style-name="P2">Submission<text:span text:style-name="T19">s</text:span></text:p>
      <text:p text:style-name="P23"/>
      <text:p text:style-name="P15">The first submission for this project will be your pseudocode and flowchart. </text:p>
      <text:p text:style-name="P15"/>
      <text:p text:style-name="P17"><text:span text:style-name="T20">Submit only </text:span><text:span text:style-name="T22">one</text:span><text:span text:style-name="T20"> vsdx file for your flowchart</text:span>. <text:span text:style-name="T19">Flowcharts should </text:span><text:span text:style-name="T21">not</text:span><text:span text:style-name="T19"> be submitted as pdfs or any other format beside vsdx.</text:span></text:p>
      <text:p text:style-name="P17"/>
      <text:p text:style-name="P17"><text:span text:style-name="T20">Submit only </text:span><text:span text:style-name="T22">one</text:span><text:span text:style-name="T20"> text file for your pseudocode</text:span>. <text:span text:style-name="T23">Acceptable file formats for your pseudocode: txt, pdf, docx, doc, odt</text:span></text:p>
      <text:p text:style-name="P17"/>
      <text:p text:style-name="P16">You may put the two files in an archive file. Acceptable archive file types: zip, 7z, rar, tar, tar.gz</text:p>
      <text:p text:style-name="P14"/>
      <text:p text:style-name="P15">Your second submission<text:span text:style-name="T24"> for this </text:span><text:span text:style-name="T10">project</text:span><text:span text:style-name="T24"> </text:span><text:span text:style-name="T2">is</text:span><text:span text:style-name="T24"> the commit ID you want to be graded. </text:span><text:span text:style-name="T25">The commit ID should point to a valid commit in your GitHub repository.</text:span><text:span text:style-name="T24"> </text:span><text:span text:style-name="T1">You will submit </text:span><text:span text:style-name="T5">the commit ID</text:span><text:span text:style-name="T1"> via the Canvas assignment. </text:span><text:span text:style-name="T3">If you need help finding </text:span><text:span text:style-name="T5">the commit ID</text:span><text:span text:style-name="T3">, ask for help. </text:span></text:p>
      <text:p text:style-name="P15"/>
      <text:p text:style-name="P41">Commit IDs for different repositories and code that does not compile will not be graded.</text:p>
      <text:p text:style-name="P14"/>
      <text:p text:style-name="P35">See the grading rubric on Canvas for grading criteria.</text:p>
      <text:p text:style-name="P48"/>
      <text:p text:style-name="P8">Academic Dishonesty Reminder</text:p>
      <text:p text:style-name="P3"><text:span text:style-name="T6"/></text:p>
      <text:p text:style-name="P7"><text:span text:style-name="T6">Any work submitted by a student that is not their original work will be considered a violation of the school’s academic dishonesty policy. </text:span><text:span text:style-name="T7">This includes, but is not limited to, using AI to generate code, using code found online, and stealing code from a classmate.</text:span></text:p>
      <text:p text:style-name="P7"><text:span text:style-name="T6"/></text:p>
      <text:p text:style-name="P36">While student collaboration is permitted, sharing code with classmates will be considered a violation of the school’s academic dishonesty policy.</text:p>
      <text:p text:style-name="P9"><text:span text:style-name="T6"/></text:p>
      <text:p text:style-name="P12">Example Game Logic</text:p>
      <text:p text:style-name="P11"><text:span text:style-name="T6"/></text:p>
      <text:list text:style-name="L4">
        <text:list-item>
          <text:p text:style-name="P46"><text:span text:style-name="T6">The </text:span><text:span text:style-name="T8">player</text:span><text:span text:style-name="T6"> rolls a 2 and a 4. Their round total becomes 6. Their game total remains 0.</text:span></text:p>
        </text:list-item>
        <text:list-item>
          <text:p text:style-name="P46"><text:span text:style-name="T6">The </text:span><text:span text:style-name="T8">player</text:span><text:span text:style-name="T6"> rolls a 6 and a 5. Their round total becomes 19. Their game total remains 0.</text:span></text:p>
          <text:list>
            <text:list-item>
              <text:p text:style-name="P37">6 + (6 + 5) + (2 * 1)</text:p>
            </text:list-item>
          </text:list>
        </text:list-item>
        <text:list-item>
          <text:p text:style-name="P38">The player rolls a 2 and 2. Their round total becomes 33. Their game total remains 0.</text:p>
          <text:list>
            <text:list-item>
              <text:p text:style-name="P39">19 + 10 + (2 * 2)</text:p>
            </text:list-item>
          </text:list>
        </text:list-item>
        <text:list-item>
          <text:p text:style-name="P38">The player rolls a 6 and a 6. Their round total becomes 51. Their game total remains 0.</text:p>
          <text:list>
            <text:list-item>
              <text:p text:style-name="P39">33 + (6 + 6) + (2 * 3)</text:p>
            </text:list-item>
          </text:list>
        </text:list-item>
        <text:list-item>
          <text:p text:style-name="P38">The player passes. Their game total becomes 51.</text:p>
        </text:list-item>
        <text:list-item>
          <text:p text:style-name="P39">(opponent plays)</text:p>
        </text:list-item>
        <text:list-item>
          <text:p text:style-name="P38">The player rolls a 3 and 4. Their round total becomes 7. Their game total remains 51.</text:p>
        </text:list-item>
        <text:list-item>
          <text:p text:style-name="P38">The player rolls a 3 and 3. Their round total becomes 19. The game total remains 51.</text:p>
          <text:list>
            <text:list-item>
              <text:p text:style-name="P39">7 + (10) + (2 * 1)</text:p>
            </text:list-item>
          </text:list>
        </text:list-item>
        <text:list-item>
          <text:p text:style-name="P38">The player rolls a 1 and 6. The round ends. Their game total remains 51.</text:p>
        </text:list-item>
        <text:list-item>
          <text:p text:style-name="P39">(opponent plays)</text:p>
        </text:list-item>
        <text:list-item>
          <text:p text:style-name="P38">The player rolls a 1 and 1. The round ends. Their game total is reset to 0.</text:p>
        </text:list-item>
        <text:list-item>
          <text:p text:style-name="P39">(opponent plays)</text:p>
        </text:list-item>
        <text:list-item>
          <text:p text:style-name="P47"><text:span text:style-name="T6">(Skipping large chunk of game. Player now has 66 points in the game and 22 in the round. It is their fourth </text:span><text:span text:style-name="T9">turn</text:span><text:span text:style-name="T6"> in the round.)</text:span></text:p>
        </text:list-item>
        <text:list-item>
          <text:p text:style-name="P38">The player rolls a 5 and 4. Their round total becomes 37. The game total remains 66.</text:p>
          <text:list>
            <text:list-item>
              <text:p text:style-name="P39">22 + (5 + 4) + (2 * 3)</text:p>
            </text:list-item>
          </text:list>
        </text:list-item>
        <text:list-item>
          <text:p text:style-name="P39">The user passes (or the game can automatically end). The user’s game total becomes 103. The player win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3-11-03T15:12:28.486000000</dc:date>
    <meta:editing-duration>P1DT2H43M40S</meta:editing-duration>
    <meta:editing-cycles>190</meta:editing-cycles>
    <meta:generator>LibreOffice/7.6.2.1$Windows_X86_64 LibreOffice_project/56f7684011345957bbf33a7ee678afaf4d2ba333</meta:generator>
    <meta:document-statistic meta:table-count="1" meta:image-count="0" meta:object-count="0" meta:page-count="3" meta:paragraph-count="68" meta:word-count="1182" meta:character-count="6281" meta:non-whitespace-character-count="5210"/>
  </office:meta>
</office:document-meta>
</file>